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c4ed" officeooo:paragraph-rsid="001dc4ed"/>
    </style:style>
    <style:style style:name="T1" style:family="text">
      <style:text-properties officeooo:rsid="001bda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44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7T12:58:36.831000000</meta:creation-date>
    <dc:date>2023-10-14T15:55:10.627000000</dc:date>
    <meta:editing-duration>PT9H58M25S</meta:editing-duration>
    <meta:editing-cycles>6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" meta:word-count="1" meta:character-count="2" meta:non-whitespace-character-count="2"/>
  </office:meta>
</office:document-meta>
</file>